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2" style:family="paragraph" style:parent-style-name="Standard">
      <style:paragraph-properties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5e74e"/>
    </style:style>
    <style:style style:name="P4" style:family="paragraph" style:parent-style-name="Standard" style:list-style-name="L2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5" style:family="paragraph" style:parent-style-name="Standard" style:list-style-name="L2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5e74e"/>
    </style:style>
    <style:style style:name="P7" style:family="paragraph" style:parent-style-name="Standard" style:list-style-name="L3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8" style:family="paragraph" style:parent-style-name="Standard" style:list-style-name="L3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5e74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6de45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7a395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8d36c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8e2bf"/>
    </style:style>
    <style:style style:name="P13" style:family="paragraph" style:parent-style-name="Standard">
      <style:paragraph-properties>
        <style:tab-stops>
          <style:tab-stop style:position="12.991cm"/>
        </style:tab-stops>
      </style:paragraph-properties>
      <style:text-properties fo:font-weight="normal" officeooo:rsid="0015e74e" officeooo:paragraph-rsid="0015e74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weight="normal" officeooo:rsid="0018d36c" officeooo:paragraph-rsid="0018d36c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12.991cm"/>
        </style:tab-stops>
      </style:paragraph-properties>
      <style:text-properties officeooo:rsid="0015e74e" officeooo:paragraph-rsid="0015e74e"/>
    </style:style>
    <style:style style:name="P16" style:family="paragraph" style:parent-style-name="Standard" style:list-style-name="L2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e74e" officeooo:paragraph-rsid="0015e74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weight="bold" officeooo:rsid="0015460b" officeooo:paragraph-rsid="0018e2bf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weight="bold" officeooo:rsid="0016de45" officeooo:paragraph-rsid="0016de45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12.991cm"/>
        </style:tab-stops>
      </style:paragraph-properties>
      <style:text-properties fo:font-size="16pt" fo:font-weight="bold" officeooo:rsid="0015460b" officeooo:paragraph-rsid="0015b396" style:font-size-asian="16pt" style:font-weight-asian="bold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size="16pt" officeooo:rsid="0016de45" officeooo:paragraph-rsid="0016de45" style:font-size-asian="16pt" style:font-size-complex="16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size="14pt" style:text-underline-style="solid" style:text-underline-width="auto" style:text-underline-color="font-color" officeooo:rsid="0016de45" officeooo:paragraph-rsid="0016de45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fo:font-size="14pt" style:text-underline-style="solid" style:text-underline-width="auto" style:text-underline-color="font-color" fo:font-weight="normal" officeooo:rsid="0017a395" officeooo:paragraph-rsid="0017a39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e2bf" officeooo:paragraph-rsid="0018e2bf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5e74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6de45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18d36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8e2bf" style:font-size-asian="16pt" style:font-weight-asian="bold" style:font-size-complex="16pt" style:font-weight-complex="bold"/>
    </style:style>
    <style:style style:name="T11" style:family="text">
      <style:text-properties officeooo:rsid="0017a395"/>
    </style:style>
    <style:style style:name="T12" style:family="text">
      <style:text-properties officeooo:rsid="0018d36c"/>
    </style:style>
    <style:style style:name="T13" style:family="text">
      <style:text-properties officeooo:rsid="0018e2bf"/>
    </style:style>
    <style:style style:name="T14" style:family="text">
      <style:text-properties officeooo:rsid="0019c6c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9">Experience</text:p>
      <text:p text:style-name="P2"/>
      <text:p text:style-name="P2"><text:span text:style-name="T3">Fullstack Software Developer </text:span></text:p>
      <text:p text:style-name="P13">202<text:span text:style-name="T6">1</text:span> Aviary Tech</text:p>
      <text:list xml:id="list1733732757" text:style-name="L2">
        <text:list-item>
          <text:p text:style-name="P4">Created a blockchain miner using the Command and Query Responsibility Segregation <text:a xlink:type="simple" xlink:href="https://docs.microsoft.com/en-us/azure/architecture/patterns/cqrs" text:style-name="Internet_20_link" text:visited-style-name="Visited_20_Internet_20_Link">(CQRS) </text:a>pattern, paired with a svelte frontend</text:p>
        </text:list-item>
        <text:list-item>
          <text:p text:style-name="P5">Created DevOps pipeline, workflow automation, applied Test-Driven Development (TDD) using Jest and cypress</text:p>
        </text:list-item>
        <text:list-item>
          <text:p text:style-name="P5">Mentored and taught non-developers how to use javascript and the Svelte frontend framework</text:p>
        </text:list-item>
        <text:list-item>
          <text:p text:style-name="P16">Created smart UI/UX that engages the user </text:p>
          <text:p text:style-name="P16"/>
        </text:list-item>
      </text:list>
      <text:p text:style-name="P15"><text:span text:style-name="T3">Marine Engineering Officer</text:span></text:p>
      <text:p text:style-name="P2">2007 – <text:span text:style-name="T1">2020</text:span> <text:span text:style-name="T5">Royal Canadian Navy</text:span></text:p>
      <text:list xml:id="list4207735742" text:style-name="L3">
        <text:list-item>
          <text:p text:style-name="P7">Retired as a fully qualified Marine System Engineering Officer where I informed, advised, and recommend technical courses of action to non-technical superiors during normal <text:span text:style-name="T14">operations</text:span>, wartime, emergency operations, and maint<text:span text:style-name="T14">a</text:span>nce periods.</text:p>
        </text:list-item>
        <text:list-item>
          <text:p text:style-name="P8">Earned the admiration of my peers and superiors to my grit and can-do attitude in the face of great adversity.</text:p>
        </text:list-item>
        <text:list-item>
          <text:p text:style-name="P8"><text:span text:style-name="T4">Managed several</text:span> projects varying from simple ceremonial duties to time and cost-sensitive projects</text:p>
        </text:list-item>
        <text:list-item>
          <text:p text:style-name="P8">Led and mentored subordinates during my off time</text:p>
        </text:list-item>
      </text:list>
      <text:p text:style-name="P3"/>
      <text:p text:style-name="P9"><text:tab/><text:span text:style-name="T8">Side Projects</text:span></text:p>
      <text:p text:style-name="P22">My professional website</text:p>
      <text:p text:style-name="P9"><text:span text:style-name="T6">W</text:span>ebsite used to showcase my competenc<text:span text:style-name="T14">i</text:span>es and <text:span text:style-name="T6">work completed</text:span></text:p>
      <text:p text:style-name="P9"><text:span text:style-name="T2">Stack</text:span>: NestJs, SvelteKit, tailwindcss, Jest, cypress</text:p>
      <text:p text:style-name="P6"/>
      <text:p text:style-name="P23">Dotfiles</text:p>
      <text:p text:style-name="P9"><text:span text:style-name="T11">Created a </text:span>program to configure my <text:span text:style-name="T11">multipe</text:span> Linux environment<text:span text:style-name="T11">s</text:span> properly and effortlessly. <text:span text:style-name="T11">Aviary is using my work in production</text:span></text:p>
      <text:p text:style-name="P9"><text:span text:style-name="T2">Stack</text:span>: Bash, <text:span text:style-name="T11">fish,</text:span> modern unix tools, <text:span text:style-name="T11">lua</text:span></text:p>
      <text:p text:style-name="P21"/>
      <text:p text:style-name="P18"><text:span text:style-name="T7">Open Source Contributions</text:span></text:p>
      <text:p text:style-name="P10">A non-exhaustive list of open source projects that I contributed:</text:p>
      <text:p text:style-name="P10"><text:a xlink:type="simple" xlink:href="https://github.com/zellij-org/zellij" text:style-name="Internet_20_link" text:visited-style-name="Visited_20_Internet_20_Link">Zellig</text:a></text:p>
      <text:p text:style-name="P10"><text:a xlink:type="simple" xlink:href="https://github.com/highlightjs/highlight.js" text:style-name="Internet_20_link" text:visited-style-name="Visited_20_Internet_20_Link">highlight.js</text:a></text:p>
      <text:p text:style-name="P10"><text:a xlink:type="simple" xlink:href="https://github.com/PrismJS/prism-themes" text:style-name="Internet_20_link" text:visited-style-name="Visited_20_Internet_20_Link">prism-themes</text:a></text:p>
      <text:p text:style-name="P10"><text:a xlink:type="simple" xlink:href="https://github.com/LunarVim/LunarVimCommunity" text:style-name="Internet_20_link" text:visited-style-name="Visited_20_Internet_20_Link">lunarVim</text:a><text:tab/></text:p>
      <text:p text:style-name="P9"/>
      <text:p text:style-name="P9"/>
      <text:p text:style-name="P20">Contact</text:p>
      <text:p text:style-name="P24">Email: h<text:a xlink:type="simple" xlink:href="mailto:Hvandersleyen@duck.com" text:style-name="Internet_20_link" text:visited-style-name="Visited_20_Internet_20_Link">vandersleyen@duck.com</text:a></text:p>
      <text:p text:style-name="P24">Phone: 250 886 5099</text:p>
      <text:p text:style-name="P24">Victoria, BC, Canada</text:p>
      <text:p text:style-name="P24"><text:a xlink:type="simple" xlink:href="https://github.com/Vanderscycle" text:style-name="Internet_20_link" text:visited-style-name="Visited_20_Internet_20_Link">Github</text:a></text:p>
      <text:p text:style-name="P24"/>
      <text:p text:style-name="P20">Education</text:p>
      <text:p text:style-name="P14">Data Science Diploma</text:p>
      <text:p text:style-name="P14">Lighthouse lab</text:p>
      <text:p text:style-name="P14">2020</text:p>
      <text:p text:style-name="P14"/>
      <text:p text:style-name="P14">Electrical Engineering B.Eng</text:p>
      <text:p text:style-name="P14">Royal Military College Canada</text:p>
      <text:p text:style-name="P14">2008-2012</text:p>
      <text:p text:style-name="P11"><text:span text:style-name="T9"/></text:p>
      <text:p text:style-name="P11"><text:span text:style-name="T9">Languages </text:span><text:span text:style-name="T10">Spoken</text:span></text:p>
      <text:p text:style-name="P11"><text:span text:style-name="T12">English: Fluent</text:span></text:p>
      <text:p text:style-name="P11"><text:span text:style-name="T12">French: Native</text:span></text:p>
      <text:p text:style-name="P12"><text:span text:style-name="T12">Chinese: </text:span><text:span text:style-name="T13">HSK 3</text:span></text:p>
      <text:p text:style-name="P12"/>
      <text:p text:style-name="P17"><text:span text:style-name="T13">Skills</text:span></text:p>
      <text:p text:style-name="P12"><text:span text:style-name="T13">Bash/Fish: Expert</text:span></text:p>
      <text:p text:style-name="P25">Linux: Advanced</text:p>
      <text:p text:style-name="P25">Git/CI: Advanced</text:p>
      <text:p text:style-name="P12"><text:span text:style-name="T13">Javascript/Typescript: Advanced</text:span></text:p>
      <text:p text:style-name="P25">HTML/CSS: Advanced</text:p>
      <text:p text:style-name="P25">Svelte: Advanced</text:p>
      <text:p text:style-name="P25">NestJs: Advanced</text:p>
      <text:p text:style-name="P25">Python: Advanced</text:p>
      <text:p text:style-name="P25">Rust: Intermediate</text:p>
      <text:p text:style-name="P25">Go/Lua/Xmonad: Basic</text:p>
      <text:p text:style-name="P1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columns fo:column-count="2">
          <style:column style:rel-width="6509*" fo:start-indent="0cm" fo:end-indent="0.249cm"/>
          <style:column style:rel-width="3463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2-25T21:17:45.268261551</dc:date>
    <meta:editing-duration>PT4M31S</meta:editing-duration>
    <meta:editing-cycles>1</meta:editing-cycles>
    <meta:generator>LibreOffice/7.3.0.3$Linux_X86_64 LibreOffice_project/30$Build-3</meta:generator>
    <meta:document-statistic meta:table-count="0" meta:image-count="0" meta:object-count="0" meta:page-count="1" meta:paragraph-count="56" meta:word-count="269" meta:character-count="1893" meta:non-whitespace-character-count="1680"/>
  </office:meta>
</office:document-meta>
</file>